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>[nom_etab] </text:p><text:p text:style-name="P1">[adr_etab.getAdr1;onformat=tbs_str;] </text:p><text:p text:style-name="P1">[adr_etab.getAdr2;onformat=tbs_str;;magnet=text:p] </text:p><text:p text:style-name="P1">[adr_etab.getAdr3;onformat=tbs_str;;magnet=text:p] </text:p><text:p text:style-name="P1">[adr_etab.getAdr4;onformat=tbs_str;;magnet=text:p] </text:p><text:p text:style-name="P1">[adr_etab.getCp] [adr_etab.getCommune;onformat=tbs_str;] </text:p><text:p text:style-name="P1">[adr_etab.getPays;magnet=text:p] </text:p><text:p text:style-name="P1"/><text:p text:style-name="P1">[tel_etab;if [val]!='';then 'tel : [val]';magnet=text:p]</text:p><text:p text:style-name="P1">[fax_etab;if [val]!='';then 'fax : [val]';magnet=text:p]</text:p><text:p text:style-name="P1">[mail_etab;onformat=tbs_str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;onformat=tbs_str;]</text:p><text:p text:style-name="P1">[adr.getAdr2;onformat=tbs_str;;magnet=text:p]</text:p><text:p text:style-name="P1">[adr.getAdr3;onformat=tbs_str;;magnet=text:p]</text:p><text:p text:style-name="P1">[adr.getAdr4;onformat=tbs_str;;magnet=text:p]</text:p><text:p text:style-name="P1">[adr.getCp] [adr.getCommune;onformat=tbs_str;]</text:p><text:p text:style-name="P1">[adr.getPays;magnet=text:p]</text:p></draw:text-box></draw:frame></text:p>
      <text:p text:style-name="P2">Le [onshow..now;frm=dd/mm/yyyy]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;onformat=tbs_str] n'a pas assisté au(x) cours : </text:p>
      <text:p text:style-name="P1">[demi_j_string_eleve_id_[el_col.getId];block=begin][demi_j_string_eleve_id_[el_col.getId];]</text:p>
      <text:p text:style-name="P1">[demi_j_string_eleve_id_[el_col.getId];block=end]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1-10-29T11:20:02</dc:date>
    <dc:creator>Didier </dc:creator>
    <meta:editing-duration>PT18H14M13S</meta:editing-duration>
    <meta:editing-cycles>275</meta:editing-cycles>
    <meta:generator>LibreOffice/3.3$Unix LibreOffice_project/330m19$Build-301</meta:generator>
    <meta:document-statistic meta:table-count="0" meta:image-count="0" meta:object-count="0" meta:page-count="1" meta:paragraph-count="33" meta:word-count="169" meta:character-count="1811"/>
  </office:meta>
</office:document-meta>
</file>